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21-07-26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21-07-26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21-07-26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21-04-21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20-11-17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20-09-16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20-04-15 1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9-11-20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9-08-07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9-04-30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8-11-13 1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8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8-08-16 1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8-05-15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7-11-06 1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7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7-04-11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6-12-06 1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6-09-14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6-04-12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5-11-17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5-08-12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5-05-05 1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4-12-03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4-09-16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4-04-22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3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3-08-27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3-04-16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2-11-13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2-08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2-04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1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1-08-09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1-04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0-11-17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0-08-23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10-04-14 1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09-1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09-04-14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08-1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08-08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08-04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07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06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06-08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05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05-08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05-04-26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04-11-16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04-08-10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04-03-29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03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03-07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03-04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02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02-07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02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01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2001-08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9-1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9-08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8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8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7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7-07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7-04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6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6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6-03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5-1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5-08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3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3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3-05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3-03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2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2-08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2-05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2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2-0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1-08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1-05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1-03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775</text:p>
          </table:table-cell>
          <table:table-cell office:value-type="string" calcext:value-type="string">
            <text:p>1990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61" meta:object-count="0"/>
    <meta:user-defined meta:name="AppVersion">3.0</meta:user-defined>
  </office:meta>
</office:document-meta>
</file>